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cm" table:align="center" fo:background-color="transparent">
        <style:background-image/>
      </style:table-properties>
    </style:style>
    <style:style style:name="Tabela1.A" style:family="table-column">
      <style:table-column-properties style:column-width="3.401cm"/>
    </style:style>
    <style:style style:name="Tabela1.B" style:family="table-column">
      <style:table-column-properties style:column-width="3.399cm"/>
    </style:style>
    <style:style style:name="Tabela1.1" style:family="table-row">
      <style:table-row-properties fo:background-color="transparent">
        <style:background-image/>
      </style:table-row-properties>
    </style:style>
    <style:style style:name="Tabela1.A1" style:family="table-cell">
      <style:table-cell-properties fo:background-color="#cccccc" fo:padding="0.097cm" fo:border-left="0.5pt solid #000000" fo:border-right="none" fo:border-top="0.5pt solid #000000" fo:border-bottom="0.5pt solid #000000">
        <style:background-image/>
      </style:table-cell-properties>
    </style:style>
    <style:style style:name="Tabela1.E1" style:family="table-cell">
      <style:table-cell-properties fo:background-color="#cccccc" fo:padding="0.097cm" fo:border="0.5pt solid #000000">
        <style:background-image/>
      </style:table-cell-properties>
    </style:style>
    <style:style style:name="Tabela1.A2" style:family="table-cell">
      <style:table-cell-properties style:vertical-align="middle" fo:padding="0.097cm" fo:border-left="0.5pt solid #000000" fo:border-right="none" fo:border-top="none" fo:border-bottom="0.5pt solid #000000"/>
    </style:style>
    <style:style style:name="Tabela1.E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color="#000000" loext:opacity="100%" fo:font-size="8pt" fo:font-weight="bold" officeooo:paragraph-rsid="0015bcb9" style:font-size-asian="8pt" style:font-weight-asian="bold" style:font-size-complex="8pt" style:font-weight-complex="bold"/>
    </style:style>
    <style:style style:name="P2" style:family="paragraph" style:parent-style-name="Table_20_Contents">
      <style:paragraph-properties fo:text-align="center" style:justify-single-word="false"/>
      <style:text-properties fo:color="#000000" loext:opacity="100%" fo:font-size="8pt" fo:font-weight="bold" officeooo:rsid="0017ffef" officeooo:paragraph-rsid="0015bcb9"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size="8pt" officeooo:paragraph-rsid="0015bcb9" style:font-size-asian="8pt" style:font-size-complex="8pt"/>
    </style:style>
    <style:style style:name="P4" style:family="paragraph" style:parent-style-name="Table_20_Contents">
      <style:paragraph-properties fo:text-align="center" style:justify-single-word="false"/>
      <style:text-properties fo:font-size="8pt" officeooo:rsid="0017ffef" officeooo:paragraph-rsid="0015bcb9" style:font-size-asian="8pt" style:font-size-complex="8pt"/>
    </style:style>
    <style:style style:name="P5" style:family="paragraph" style:parent-style-name="Standard">
      <style:text-properties officeooo:paragraph-rsid="0015bcb9"/>
    </style:style>
    <style:style style:name="P6" style:family="paragraph" style:parent-style-name="Standard">
      <style:paragraph-properties fo:margin-left="0cm" fo:margin-right="0cm" fo:text-indent="0cm" style:auto-text-indent="false"/>
    </style:style>
    <style:style style:name="P7" style:family="paragraph" style:parent-style-name="Standard">
      <style:text-properties officeooo:paragraph-rsid="001ee4e1"/>
    </style:style>
    <style:style style:name="P8" style:family="paragraph" style:parent-style-name="Standard">
      <style:text-properties officeooo:paragraph-rsid="001ee4e1"/>
    </style:style>
    <style:style style:name="P9" style:family="paragraph" style:parent-style-name="Standard">
      <style:paragraph-properties fo:text-align="center" style:justify-single-word="false"/>
      <style:text-properties fo:font-size="8pt" officeooo:paragraph-rsid="0017ffef" style:font-size-asian="8pt" style:font-size-complex="8pt"/>
    </style:style>
    <style:style style:name="P10" style:family="paragraph" style:parent-style-name="Table_20_Contents">
      <style:paragraph-properties fo:text-align="center" style:justify-single-word="false"/>
      <style:text-properties fo:font-size="8pt" officeooo:rsid="0022186b" officeooo:paragraph-rsid="0022186b" style:font-size-asian="8pt" style:font-size-complex="8pt"/>
    </style:style>
    <style:style style:name="P11" style:family="paragraph" style:parent-style-name="Table_20_Contents">
      <style:paragraph-properties fo:text-align="center" style:justify-single-word="false"/>
      <style:text-properties fo:font-size="8pt" officeooo:rsid="0017ffef" officeooo:paragraph-rsid="0017ffef" style:font-size-asian="8pt" style:font-size-complex="8pt"/>
    </style:style>
    <style:style style:name="T1" style:family="text">
      <style:text-properties officeooo:rsid="0015bcb9"/>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officeooo:rsid="001d5a1a"/>
    </style:style>
    <style:style style:name="T5" style:family="text">
      <style:text-properties officeooo:rsid="001df262"/>
    </style:style>
    <style:style style:name="T6" style:family="text">
      <style:text-properties officeooo:rsid="001ee4e1"/>
    </style:style>
    <style:style style:name="T7" style:family="text">
      <style:text-properties fo:font-weight="normal" style:font-weight-asian="normal" style:font-weight-complex="normal"/>
    </style:style>
    <style:style style:name="T8" style:family="text">
      <style:text-properties fo:font-weight="normal" officeooo:rsid="001df262" style:font-weight-asian="normal" style:font-weight-complex="normal"/>
    </style:style>
    <style:style style:name="T9" style:family="text">
      <style:text-properties fo:font-weight="normal" officeooo:rsid="001ee4e1" style:font-weight-asian="normal" style:font-weight-complex="normal"/>
    </style:style>
    <style:style style:name="T10" style:family="text">
      <style:text-properties officeooo:rsid="0022186b"/>
    </style:style>
    <style:style style:name="T11" style:family="text">
      <style:text-properties officeooo:rsid="001ac2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Bold">C</text:span><text:span text:style-name="Bold"><text:span text:style-name="T1">aso de uso &lt;</text:span></text:span><text:span text:style-name="Bold"><text:span text:style-name="T4">Nome do caso de uso</text:span></text:span><text:span text:style-name="Bold"><text:span text:style-name="T2">&gt;</text:span></text:span></text:p>
      <text:p text:style-name="Standard"/>
      <text:p text:style-name="P5"/>
      <table:table table:name="Tabela1" table:style-name="Tabela1">
        <table:table-column table:style-name="Tabela1.A"/>
        <table:table-column table:style-name="Tabela1.B" table:number-columns-repeated="2"/>
        <table:table-column table:style-name="Tabela1.A" table:number-columns-repeated="2"/>
        <table:table-row table:style-name="Tabela1.1">
          <table:table-cell table:style-name="Tabela1.A1" office:value-type="string">
            <text:p text:style-name="P2">Data</text:p>
          </table:table-cell>
          <table:table-cell table:style-name="Tabela1.A1" office:value-type="string">
            <text:p text:style-name="P2">Versão</text:p>
          </table:table-cell>
          <table:table-cell table:style-name="Tabela1.A1" office:value-type="string">
            <text:p text:style-name="P2">Descrição</text:p>
          </table:table-cell>
          <table:table-cell table:style-name="Tabela1.A1" office:value-type="string">
            <text:p text:style-name="P1">Criador(a)/Modificador(a)</text:p>
          </table:table-cell>
          <table:table-cell table:style-name="Tabela1.E1" office:value-type="string">
            <text:p text:style-name="P1">Revisor(a) </text:p>
          </table:table-cell>
        </table:table-row>
        <table:table-row>
          <table:table-cell table:style-name="Tabela1.A2" office:value-type="string">
            <text:p text:style-name="P9"><text:span text:style-name="T11">dd</text:span>/<text:span text:style-name="T11">mm</text:span>/<text:span text:style-name="T11">aaa</text:span></text:p>
          </table:table-cell>
          <table:table-cell table:style-name="Tabela1.A2" office:value-type="string">
            <text:p text:style-name="P11"><text:span text:style-name="T11">N</text:span>.<text:span text:style-name="T11">N</text:span></text:p>
          </table:table-cell>
          <table:table-cell table:style-name="Tabela1.A2" office:value-type="string">
            <text:p text:style-name="P9">&lt;<text:span text:style-name="T11">Texto explicativo sobre a versão do documento. Pode contar números de IBs, por exemplo. Texto deve ser sucinto, mas autoexplicativo</text:span>&gt;</text:p>
          </table:table-cell>
          <table:table-cell table:style-name="Tabela1.A2" office:value-type="string">
            <text:p text:style-name="P9">&lt;<text:span text:style-name="T11">Nome</text:span>&gt;</text:p>
          </table:table-cell>
          <table:table-cell table:style-name="Tabela1.E2" office:value-type="string">
            <text:p text:style-name="P9">&lt;<text:span text:style-name="T11">Nome</text:span>&gt;</text:p>
          </table:table-cell>
        </table:table-row>
      </table:table>
      <text:p text:style-name="P5"/>
      <text:p text:style-name="Standard"/>
      <text:p text:style-name="Standard"><text:span text:style-name="Bold">1. Nome do Caso de Uso</text:span></text:p>
      <text:p text:style-name="Standard"/>
      <text:p text:style-name="P6"><text:tab/>&lt;<text:span text:style-name="T5">Nome do Caso de uso</text:span>&gt;</text:p>
      <text:p text:style-name="Standard"/>
      <text:p text:style-name="Standard"><text:span text:style-name="Bold">2. Objetivo</text:span></text:p>
      <text:p text:style-name="Standard"/>
      <text:p text:style-name="P6"><text:tab/>&lt;<text:span text:style-name="T5">Descrição do objetivo do caso de uso. No caso, o que se deseja realizar, qual objetivo deve ser alcançado com a execução do caso de uso.</text:span>&gt;</text:p>
      <text:p text:style-name="Standard"/>
      <text:p text:style-name="Standard"><text:span text:style-name="Bold">3. Tipo de Caso de Uso</text:span></text:p>
      <text:p text:style-name="Standard"/>
      <text:p text:style-name="Standard"><text:tab/>&lt;<text:span text:style-name="T5">Tipo do CDU: </text:span>Concreto <text:span text:style-name="T5">ou Abstrato&gt;</text:span></text:p>
      <text:p text:style-name="Standard"/>
      <text:p text:style-name="Standard"><text:span text:style-name="Bold">4. Atores</text:span></text:p>
      <text:p text:style-name="Standard"><text:tab/></text:p>
      <text:p text:style-name="Standard"><text:tab/>&lt;<text:span text:style-name="T5">Lista de atores que interagem com o CDU. Podem ser primários ou secundários.</text:span>&gt;</text:p>
      <text:p text:style-name="Standard"/>
      <text:p text:style-name="Standard"><text:span text:style-name="Bold">5. Precondições</text:span></text:p>
      <text:p text:style-name="Standard"/>
      <text:p text:style-name="Standard"><text:tab/>&lt;<text:span text:style-name="T5">Precondições que deve ser verdadeiras para o CDU poder iniciar sua execução.</text:span>&gt;</text:p>
      <text:p text:style-name="Standard"/>
      <text:p text:style-name="Standard"><text:span text:style-name="Bold">6. Fluxo Principal</text:span></text:p>
      <text:p text:style-name="Standard"/>
      <text:p text:style-name="Standard"><text:tab/>&lt;<text:span text:style-name="T6">Lista de passos de forma estruturada e sucinta, que descreve o fluxo principal de execução do CDU. É o chamado “caminho feliz”, o caminho onde toda a execução é exitosa e o CDU é executado sem nenhuma situação adversa.</text:span>&gt;</text:p>
      <text:p text:style-name="Standard"/>
      <text:p text:style-name="Standard"/>
      <text:p text:style-name="Standard"><text:span text:style-name="Bold">7. Fluxos Alternativos</text:span></text:p>
      <text:p text:style-name="Standard"/>
      <text:p text:style-name="P7"><text:tab/>&lt;<text:span text:style-name="T6">Lista de passos alternativos ao “caminho feliz”. No caso, são caminhos complementares que cobrem fluxos que não fazem parte do “caminho feliz”, mas que cobrem outros comportamentos válidos do CDU. Devem ser subordinados aos passos do </text:span><text:span text:style-name="Bold"><text:span text:style-name="T6">Fluxo Principal</text:span></text:span>.&gt;</text:p>
      <text:p text:style-name="Standard"/>
      <text:p text:style-name="Standard"><text:span text:style-name="Bold">8. Fluxos de erro</text:span></text:p>
      <text:p text:style-name="Standard"/>
      <text:p text:style-name="P7"><text:tab/>&lt;<text:span text:style-name="T6">Lista de passos excepcionais ao “caminho feliz”. No caso, são caminhos de exceção que cobrem fluxos de falha do “caminho feliz”. São comportamentos válidos do CDU, mas que demonstram erros que ocorreram no “caminho feliz”. Devem ser subordinados aos passos do </text:span><text:span text:style-name="Bold"><text:span text:style-name="T6">Fluxo Principal</text:span></text:span> <text:span text:style-name="T6">ou aos </text:span><text:span text:style-name="Bold"><text:span text:style-name="T6">Fluxos Alternativos</text:span></text:span>.&gt;</text:p>
      <text:p text:style-name="Standard"/>
      <text:p text:style-name="Standard"><text:soft-page-break/><text:span text:style-name="Bold">9. Pós-condições</text:span></text:p>
      <text:p text:style-name="P7"><text:span text:style-name="Bold"><text:tab/></text:span><text:span text:style-name="Bold"><text:span text:style-name="T7">&lt;</text:span></text:span><text:span text:style-name="Bold"><text:span text:style-name="T8">P</text:span></text:span><text:span text:style-name="Bold"><text:span text:style-name="T9">ós-</text:span></text:span><text:span text:style-name="Bold"><text:span text:style-name="T8">condições que deve ser verdadeiras para o CDU </text:span></text:span><text:span text:style-name="Bold"><text:span text:style-name="T9">após</text:span></text:span><text:span text:style-name="Bold"><text:span text:style-name="T8"> sua execução.</text:span></text:span><text:span text:style-name="Bold"><text:span text:style-name="T7">&gt;</text:span></text:span></text:p>
      <text:p text:style-name="Standard"/>
      <text:p text:style-name="Standard"><text:span text:style-name="Bold">10. Requisitos Não Funcionais</text:span></text:p>
      <text:p text:style-name="Standard"/>
      <text:p text:style-name="P7"><text:tab/><text:span text:style-name="Bold"><text:span text:style-name="T7">&lt;</text:span></text:span><text:span text:style-name="Bold"><text:span text:style-name="T9">Lista de RNFs que se aplicam ao CDU. Se nenhum se aplicar pode contar o texto “Não aplicável.”</text:span></text:span><text:span text:style-name="Bold"><text:span text:style-name="T7">&gt;</text:span></text:span></text:p>
      <text:p text:style-name="P7"><text:span text:style-name="Bold"/></text:p>
      <text:p text:style-name="Standard"><text:span text:style-name="Bold">11. Ponto de Extensão</text:span></text:p>
      <text:p text:style-name="Standard"/>
      <text:p text:style-name="P7"><text:tab/><text:span text:style-name="Bold"><text:span text:style-name="T7">&lt;</text:span></text:span><text:span text:style-name="Bold"><text:span text:style-name="T9">Lista de CDUs que estendem o CDU principal. Se nenhum se aplicar pode contar o texto “Não aplicável.”</text:span></text:span><text:span text:style-name="Bold"><text:span text:style-name="T7">&gt;</text:span></text:span></text:p>
      <text:p text:style-name="Standard"/>
      <text:p text:style-name="Standard"><text:span text:style-name="Bold">12. Ponto de Inclusão</text:span></text:p>
      <text:p text:style-name="Standard"/>
      <text:p text:style-name="P7"><text:span text:style-name="Bold"><text:span text:style-name="T7"><text:tab/>&lt;</text:span></text:span><text:span text:style-name="Bold"><text:span text:style-name="T9">Lista de CDUs que se incluem o CDU principal. Se nenhum se aplicar pode contar o texto “Não aplicável.”</text:span></text:span><text:span text:style-name="Bold"><text:span text:style-name="T7">&gt;</text:span></text:span></text:p>
      <text:p text:style-name="Standard"/>
      <text:p text:style-name="Standard"><text:span text:style-name="Bold">15. Utilização</text:span></text:p>
      <text:p text:style-name="Standard"/>
      <text:p text:style-name="P7"><text:tab/><text:span text:style-name="Bold"><text:span text:style-name="T7">&lt;</text:span></text:span><text:span text:style-name="Bold"><text:span text:style-name="T9">Definição do grau de execução do CDU. Pode ser: Baixa, Média e Alta.</text:span></text:span><text:span text:style-name="Bold"><text:span text:style-name="T7">&gt;</text:span></text:span></text:p>
      <text:p text:style-name="Standard"/>
      <text:p text:style-name="Standard"><text:span text:style-name="Bold">14. Considerações gerais</text:span></text:p>
      <text:p text:style-name="Standard"/>
      <text:p text:style-name="P7"><text:tab/><text:span text:style-name="Bold"><text:span text:style-name="T7">&lt;</text:span></text:span><text:span text:style-name="Bold"><text:span text:style-name="T9">Seção livre para informações relevantes relativas ao CDU que não se encaixam nas seções anteriores. Se nenhuma se aplicar pode contar o texto “Não aplicável.”</text:span></text:span><text:span text:style-name="Bold"><text:span text:style-name="T7">&gt;</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Bold" style:family="text">
      <style:text-properties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12-09T13:06:05.679000000</dc:date>
    <meta:editing-duration>PT30M6S</meta:editing-duration>
    <meta:editing-cycles>8</meta:editing-cycles>
    <meta:document-statistic meta:table-count="1" meta:image-count="0" meta:object-count="0" meta:page-count="2" meta:paragraph-count="40" meta:word-count="374" meta:character-count="2252" meta:non-whitespace-character-count="1901"/>
  </office:meta>
</office:document-meta>
</file>